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92220315428565279"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16215371178631095"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47741191731297192"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795617535182746511"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91506434963044860"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890890352735274950"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14077699787554085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8367313990854660876"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588292" text:continue-list="list114077699787554085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2741218712222996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556803"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574180"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577578"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584209"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569831"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067120698909752439"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35802286926239279"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76233906719225624"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575987"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54106220898576872"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882214354716287142"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10"><text:span text:style-name="T2">last ½ mile in 4:13, last ¼ mile in 2:01</text:span></text:p>
      <text:p text:style-name="P10">Warm down: <text:span text:style-name="T2">½ mile walk</text:span></text:p>
      <text:p text:style-name="P23"/>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5790865940806098876"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0T13:33:50.06</dc:date>
    <dc:creator>James Lombardi</dc:creator>
    <meta:editing-duration>P12DT7H19M28S</meta:editing-duration>
    <meta:editing-cycles>1092</meta:editing-cycles>
    <meta:generator>OpenOffice/4.1.2$Win32 OpenOffice.org_project/412m3$Build-9782</meta:generator>
    <meta:document-statistic meta:table-count="0" meta:image-count="9" meta:object-count="0" meta:page-count="119" meta:paragraph-count="3349" meta:word-count="36678" meta:character-count="187540"/>
  </office:meta>
</office:document-meta>
</file>